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.82cm"/>
    </style:style>
    <style:style style:name="co3" style:family="table-column">
      <style:table-column-properties fo:break-before="auto" style:column-width="10.922cm"/>
    </style:style>
    <style:style style:name="co4" style:family="table-column">
      <style:table-column-properties fo:break-before="auto" style:column-width="2.244cm"/>
    </style:style>
    <style:style style:name="co5" style:family="table-column">
      <style:table-column-properties fo:break-before="auto" style:column-width="6.392cm"/>
    </style:style>
    <style:style style:name="co6" style:family="table-column">
      <style:table-column-properties fo:break-before="auto" style:column-width="2.879cm"/>
    </style:style>
    <style:style style:name="co7" style:family="table-column">
      <style:table-column-properties fo:break-before="auto" style:column-width="7.176cm"/>
    </style:style>
    <style:style style:name="co8" style:family="table-column">
      <style:table-column-properties fo:break-before="auto" style:column-width="8.89cm"/>
    </style:style>
    <style:style style:name="co9" style:family="table-column">
      <style:table-column-properties fo:break-before="auto" style:column-width="23.363cm"/>
    </style:style>
    <style:style style:name="co10" style:family="table-column">
      <style:table-column-properties fo:break-before="auto" style:column-width="9.186cm"/>
    </style:style>
    <style:style style:name="co11" style:family="table-column">
      <style:table-column-properties fo:break-before="auto" style:column-width="6.625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2.3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5308d"/>
    </style:style>
    <style:style style:name="ce8" style:family="table-cell" style:parent-style-name="Default" style:data-style-name="N0">
      <style:text-properties fo:color="#55308d"/>
    </style:style>
    <style:style style:name="ce2" style:family="table-cell" style:parent-style-name="Default" style:data-style-name="N0">
      <style:text-properties fo:color="#c9211e"/>
    </style:style>
    <style:style style:name="ce11" style:family="table-cell" style:parent-style-name="Hipervínculo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3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23" style:family="table-cell" style:parent-style-name="Default" style:data-style-name="N0">
      <style:text-properties fo:color="#127622"/>
    </style:style>
    <style:style style:name="ce12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a933"/>
    </style:style>
    <style:style style:name="ce7" style:family="table-cell" style:parent-style-name="Default" style:data-style-name="N0">
      <style:table-cell-properties fo:background-color="transparent"/>
      <style:text-properties fo:color="#00a933"/>
    </style:style>
    <style:style style:name="ce10" style:family="table-cell" style:parent-style-name="Default" style:data-style-name="N0">
      <style:table-cell-properties fo:background-color="#ffff00"/>
      <style:text-properties fo:color="#00a933"/>
    </style:style>
    <style:style style:name="ce1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  <style:text-properties fo:color="#00a933"/>
    </style:style>
    <style:style style:name="ce13" style:family="table-cell" style:parent-style-name="Default" style:data-style-name="N0">
      <style:table-cell-properties fo:background-color="#ffff00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127622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rrow_deca_retro_cap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Documents/Coding/Kicad/a_DECA_CAPE/DECA_retro_cape_2 (2-layer)/arrow_deca_retro_cape.kicad_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14 Mar 2022 22:55:52 C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0-d3dd2cf0fa~116~ubuntu20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table:style-name="ce3" office:value-type="string" calcext:value-type="string">
            <text:p><text:a xlink:href="https://jlcpcb.com/parts" xlink:type="simple">https://jlcpcb.com/parts</text:a></text:p>
          </table:table-cell>
          <table:table-cell table:style-name="ce3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table:number-columns-repeated="3"/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19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20</text:p>
          </table:table-cell>
          <table:table-cell table:number-columns-repeated="3"/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C21</text:p>
          </table:table-cell>
          <table:table-cell table:number-columns-repeated="3"/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table:number-columns-repeated="3"/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table:number-columns-repeated="3"/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table:number-columns-repeated="3"/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table:number-columns-repeated="3"/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table:number-columns-repeated="3"/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table:number-columns-repeated="3"/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19</text:p>
          </table:table-cell>
          <table:table-cell table:number-columns-repeated="3"/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table:number-columns-repeated="3"/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table:number-columns-repeated="3"/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table:number-columns-repeated="3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table:number-columns-repeated="3"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table:number-columns-repeated="3"/>
          <table:table-cell table:style-name="ce2"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table:number-columns-repeated="3"/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table:number-columns-repeated="3"/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table:number-columns-repeated="3"/>
          <table:table-cell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ce2" office:value-type="string" calcext:value-type="string">
            <text:p>Placed</text:p>
          </table:table-cell>
          <table:table-cell table:style-name="ce3" office:value-type="string" calcext:value-type="string">
            <text:p><text:a xlink:href="https://jlcpcb.com/parts" xlink:type="simple">https://jlcpcb.com/parts</text:a></text:p>
          </table:table-cell>
          <table:table-cell table:style-name="ce3" office:value-type="string" calcext:value-type="string">
            <text:p>not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C18</text:p>
          </table:table-cell>
          <table:table-cell/>
          <table:table-cell table:style-name="ce23" office:value-type="string" calcext:value-type="string">
            <text:p>CL21B105KBFNNNE #C28323</text:p>
          </table:table-cell>
          <table:table-cell/>
          <table:table-cell table:style-name="ce6"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C19, C21</text:p>
          </table:table-cell>
          <table:table-cell/>
          <table:table-cell table:style-name="ce23" office:value-type="string" calcext:value-type="string">
            <text:p>CL21A106KAYNNNE #C15850</text:p>
          </table:table-cell>
          <table:table-cell/>
          <table:table-cell table:style-name="ce7"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20</text:p>
          </table:table-cell>
          <table:table-cell/>
          <table:table-cell table:style-name="ce23" office:value-type="string" calcext:value-type="string">
            <text:p>CC0805KRX7R9BB104 #C49678</text:p>
          </table:table-cell>
          <table:table-cell/>
          <table:table-cell table:style-name="ce6"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D1, D2, D3, D4, D5, D6, D7, D8, D9, D10, D11, D12</text:p>
          </table:table-cell>
          <table:table-cell/>
          <table:table-cell office:value-type="string" calcext:value-type="string">
            <text:p>BZB984-C3V3,115 #C435878</text:p>
          </table:table-cell>
          <table:table-cell table:style-name="ce9" office:value-type="string" calcext:value-type="string">
            <text:p>3V3 zener dobles, extended</text:p>
          </table:table-cell>
          <table:table-cell table:style-name="ce10"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https://jlcpcb.com/parts/2nd/Diodes/Zener_Diodes_68</text:p>
          </table:table-cell>
          <table:table-cell/>
          <table:table-cell table:style-name="ce23" office:value-type="string" calcext:value-type="string">
            <text:p>BZT52C3V9 #C107594 #C545281</text:p>
          </table:table-cell>
          <table:table-cell table:style-name="ce9" office:value-type="string" calcext:value-type="string">
            <text:p>3V9 zener, SOD-123, extended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5452989" xlink:type="simple">545-2989</text:a></text:p>
          </table:table-cell>
          <table:table-cell office:value-type="string" calcext:value-type="string">
            <text:p>MMSZ5226B #C707158</text:p>
          </table:table-cell>
          <table:table-cell table:style-name="ce9" office:value-type="string" calcext:value-type="string">
            <text:p>3V3 zener, SOD-123, extended, Slkor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545-2973</text:p>
          </table:table-cell>
          <table:table-cell office:value-type="string" calcext:value-type="string">
            <text:p>MMSZ4683 #C21512</text:p>
          </table:table-cell>
          <table:table-cell table:style-name="ce9" office:value-type="string" calcext:value-type="string">
            <text:p>3V zener, SOD-123, extended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5452967" xlink:type="simple">545-2967</text:a></text:p>
          </table:table-cell>
          <table:table-cell office:value-type="string" calcext:value-type="string">
            <text:p>MMSZ5222B #C707156</text:p>
          </table:table-cell>
          <table:table-cell table:style-name="ce9" office:value-type="string" calcext:value-type="string">
            <text:p>2V5 zener, <text:s/>SOD-123, extended, Slkor</text:p>
          </table:table-cell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>
            <text:p><text:a xlink:href="https://es.rs-online.com/web/p/diodos-zener/1869230" xlink:type="simple">186-9230</text:a></text:p>
          </table:table-cell>
          <table:table-cell office:value-type="string" calcext:value-type="string">
            <text:p>MMSZ5221B #C707155</text:p>
          </table:table-cell>
          <table:table-cell table:style-name="ce9" office:value-type="string" calcext:value-type="string">
            <text:p>2V4 zener, <text:s/>SOD-123, extended, Slkor</text:p>
          </table:table-cell>
          <table:table-cell table:style-name="ce10"/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/>
          <table:table-cell table:style-name="ce12" office:value-type="string" calcext:value-type="string">
            <text:p>DSB4WD-15LM1YN34 #C669276</text:p>
            <text:p><text:span text:style-name="T1">DSB6RD-15LM1YN32 #C669285</text:span></text:p>
          </table:table-cell>
          <table:table-cell office:value-type="string" calcext:value-type="string">
            <text:p>no estoc</text:p>
          </table:table-cell>
          <table:table-cell table:style-name="ce2"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16</text:p>
          </table:table-cell>
          <table:table-cell table:number-columns-repeated="3"/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number-columns-repeated="2"/>
          <table:table-cell office:value-type="string" calcext:value-type="string">
            <text:p>cars</text:p>
          </table:table-cell>
          <table:table-cell table:style-name="ce7"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19</text:p>
          </table:table-cell>
          <table:table-cell table:number-columns-repeated="3"/>
          <table:table-cell table:style-name="ce2"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table:number-columns-repeated="3"/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table:number-columns-repeated="3"/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table:number-columns-repeated="3"/>
          <table:table-cell table:style-name="ce4"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table:number-columns-repeated="3"/>
          <table:table-cell table:style-name="ce4"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table:style-name="ce13"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table:number-columns-repeated="3"/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table:number-columns-repeated="3"/>
          <table:table-cell table:style-name="ce6"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table:number-columns-repeated="3"/>
          <table:table-cell table:style-name="ce2"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7</text:p>
          </table:table-cell>
          <table:table-cell/>
          <table:table-cell office:value-type="string" calcext:value-type="string">
            <text:p>210-91-02GB01 #C390678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5, J18, J22, JP2</text:p>
          </table:table-cell>
          <table:table-cell/>
          <table:table-cell office:value-type="string" calcext:value-type="string">
            <text:p>12251103CNG0S115001 #C429954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 table:number-columns-repeated="3"/>
          <table:table-cell table:style-name="ce2"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 </text:p>
          </table:table-cell>
          <table:table-cell/>
          <table:table-cell office:value-type="string" calcext:value-type="string">
            <text:p><text:span text:style-name="T2">#C69073</text:span><text:span text:style-name="T3">  #C397360</text:span> #C381137</text:p>
          </table:table-cell>
          <table:table-cell office:value-type="string" calcext:value-type="string">
            <text:p>extended</text:p>
          </table:table-cell>
          <table:table-cell table:style-name="ce7"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table:style-name="ce2"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210-91-02GB01 #C390678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R1, R2, R5, R6, R9, R10, R11, R12, R13, R14, R15, R16, R17, R18</text:p>
          </table:table-cell>
          <table:table-cell/>
          <table:table-cell office:value-type="string" calcext:value-type="string">
            <text:p>0805W8F5100T5E #C17734</text:p>
          </table:table-cell>
          <table:table-cell office:value-type="string" calcext:value-type="string">
            <text:p>510 ohm</text:p>
          </table:table-cell>
          <table:table-cell table:style-name="ce14"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table:style-name="ce13"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R3, R4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DNI 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19, R20, R21, R25, R26, R27, R31, R32, R33</text:p>
          </table:table-cell>
          <table:table-cell/>
          <table:table-cell office:value-type="string" calcext:value-type="string">
            <text:p>0805W8F2001T5E #C17604</text:p>
          </table:table-cell>
          <table:table-cell/>
          <table:table-cell table:style-name="ce6"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22, R23, R24, R28, R29, R30, R34, R35, R36</text:p>
          </table:table-cell>
          <table:table-cell/>
          <table:table-cell table:style-name="ce12" office:value-type="string" calcext:value-type="string">
            <text:p>0805W8F1001T5E #C17513</text:p>
          </table:table-cell>
          <table:table-cell/>
          <table:table-cell table:style-name="ce6"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U4</text:p>
          </table:table-cell>
          <table:table-cell/>
          <table:table-cell office:value-type="string" calcext:value-type="string">
            <text:p>AMS1117-3.3 #C6186</text:p>
          </table:table-cell>
          <table:table-cell/>
          <table:table-cell table:style-name="ce6"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U5</text:p>
          </table:table-cell>
          <table:table-cell/>
          <table:table-cell office:value-type="string" calcext:value-type="string">
            <text:p>AMS1117-2.5 <text:s text:c="2"/>#C347221</text:p>
          </table:table-cell>
          <table:table-cell office:value-type="string" calcext:value-type="string">
            <text:p>extended</text:p>
          </table:table-cell>
          <table:table-cell table:style-name="ce10"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table:style-name="ce13"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3" office:value-type="string" calcext:value-type="string">
            <text:p>comprar ma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xcepto BAT54 a reemplazar por otra protección como los Zener</text:p>
          </table:table-cell>
          <table:table-cell table:number-columns-repeated="1017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4">00/00/0000</text:date>, <text:time style:data-style-name="N2" text:time-value="15:00:56.953983657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2-24T15:08:07.513105890</dc:date>
    <meta:editing-cycles>34</meta:editing-cycles>
    <meta:editing-duration>PT9H38M22S</meta:editing-duration>
    <meta:document-statistic meta:table-count="1" meta:cell-count="673" meta:object-count="0"/>
  </office:meta>
</office:document-meta>
</file>